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style="italic" style:font-style-asian="italic" style:font-style-complex="italic"/>
    </style:style>
    <style:style style:name="P8" style:parent-style-name="Normal" style:list-style-name="LFO1" style:family="paragraph"/>
    <style:style style:name="P9" style:parent-style-name="Normal" style:list-style-name="LFO1" style:family="paragraph"/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P13" style:parent-style-name="Normal" style:list-style-name="LFO1" style:family="paragraph"/>
    <style:style style:name="P14" style:parent-style-name="Normal" style:list-style-name="LFO1" style:family="paragraph"/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list-style-name="LFO2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2" style:family="paragraph"/>
    <style:style style:name="P19" style:parent-style-name="Normal" style:list-style-name="LFO2" style:family="paragraph"/>
    <style:style style:name="P20" style:parent-style-name="Normal" style:list-style-name="LFO2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list-style-name="LFO2" style:family="paragraph"/>
    <style:style style:name="P23" style:parent-style-name="Normal" style:list-style-name="LFO2" style:family="paragraph"/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list-style-name="LFO3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list-style-name="LFO3" style:family="paragraph"/>
    <style:style style:name="P28" style:parent-style-name="Normal" style:list-style-name="LFO3" style:family="paragraph"/>
    <style:style style:name="P29" style:parent-style-name="Normal" style:list-style-name="LFO3" style:family="paragraph"/>
    <style:style style:name="P30" style:parent-style-name="Normal" style:list-style-name="LFO3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3" style:family="paragraph"/>
    <style:style style:name="P33" style:parent-style-name="Normal" style:list-style-name="LFO3" style:family="paragraph"/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4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4" style:family="paragraph"/>
    <style:style style:name="P38" style:parent-style-name="Normal" style:list-style-name="LFO4" style:family="paragraph"/>
    <style:style style:name="P39" style:parent-style-name="Normal" style:list-style-name="LFO4" style:family="paragraph"/>
    <style:style style:name="P40" style:parent-style-name="Normal" style:list-style-name="LFO4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Normal" style:list-style-name="LFO4" style:family="paragraph"/>
    <style:style style:name="P43" style:parent-style-name="Normal" style:list-style-name="LFO4" style:family="paragraph"/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list-style-name="LFO5" style:family="paragraph"/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Normal" style:list-style-name="LFO5" style:family="paragraph"/>
    <style:style style:name="P48" style:parent-style-name="Normal" style:list-style-name="LFO5" style:family="paragraph"/>
    <style:style style:name="P49" style:parent-style-name="Normal" style:list-style-name="LFO5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5" style:family="paragraph"/>
    <style:style style:name="P52" style:parent-style-name="Normal" style:family="paragraph">
      <style:text-properties fo:font-weight="bold" style:font-weight-asian="bold" style:font-weight-complex="bold"/>
    </style:style>
    <style:style style:name="P53" style:parent-style-name="Normal" style:list-style-name="LFO6" style:family="paragraph"/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Normal" style:list-style-name="LFO6" style:family="paragraph">
      <style:paragraph-properties>
        <style:tab-stops>
          <style:tab-stop style:type="left" style:position="0in"/>
        </style:tab-stops>
      </style:paragraph-properties>
    </style:style>
    <style:style style:name="P56" style:parent-style-name="Normal" style:list-style-name="LFO6" style:family="paragraph">
      <style:paragraph-properties>
        <style:tab-stops>
          <style:tab-stop style:type="left" style:position="0in"/>
        </style:tab-stops>
      </style:paragraph-properties>
    </style:style>
    <style:style style:name="P57" style:parent-style-name="Normal" style:list-style-name="LFO6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P59" style:parent-style-name="Normal" style:list-style-name="LFO6" style:family="paragraph">
      <style:paragraph-properties>
        <style:tab-stops>
          <style:tab-stop style:type="left" style:position="0in"/>
        </style:tab-stops>
      </style:paragraph-properties>
    </style:style>
    <style:style style:name="P60" style:parent-style-name="Normal" style:list-style-name="LFO6" style:family="paragraph">
      <style:paragraph-properties>
        <style:tab-stops>
          <style:tab-stop style:type="left" style:position="0in"/>
        </style:tab-stops>
      </style:paragraph-properties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30-Day Biotech Job Seeker Action Plan: Downloadable Checklist</text:span></text:p>
      <text:p text:style-name="Normal"><draw:custom-shape svg:x="0in" svg:y="0in" svg:width="6.5in" svg:height="0.02083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p>
      <text:p text:style-name="P3">1. Build Your Magnetic LinkedIn Profile</text:p>
      <text:list text:style-name="LFO1" text:continue-numbering="true">
        <text:list-item>
          <text:p text:style-name="P4"><text:span text:style-name="T5">Headline &amp; About Section:</text:span></text:p>
          <text:list text:continue-numbering="true">
            <text:list-item>
              <text:p text:style-name="P6">Update your headline with your specialty and a quantifiable achievement<text:line-break/><text:span text:style-name="T7">Example: “Biotech Innovator | Reduced R&amp;D Costs by 25% | Driving Pharma Innovation”</text:span></text:p>
            </text:list-item>
            <text:list-item>
              <text:p text:style-name="P8">Start your “About” section with a compelling hook (e.g., “Only 12-15% of applications reach screening—are you in the elite 12-15%?”)</text:p>
            </text:list-item>
            <text:list-item>
              <text:p text:style-name="P9">Incorporate industry-specific keywords (e.g., CRISPR-Cas9, bioinformatics, regulatory compliance)</text:p>
            </text:list-item>
          </text:list>
        </text:list-item>
        <text:list-item>
          <text:p text:style-name="P10"><text:span text:style-name="T11">Visual Elements:</text:span></text:p>
          <text:list text:continue-numbering="true">
            <text:list-item>
              <text:p text:style-name="P12">Upload a professional headshot (shoulders-up, neutral background)</text:p>
            </text:list-item>
            <text:list-item>
              <text:p text:style-name="P13">Add a custom background image that reinforces your biotech identity (lab imagery, molecular visuals)</text:p>
            </text:list-item>
            <text:list-item>
              <text:p text:style-name="P14">Consider embedding a short introductory video to showcase your personality</text:p>
            </text:list-item>
          </text:list>
        </text:list-item>
      </text:list>
      <text:p text:style-name="Normal"><draw:custom-shape svg:x="0in" svg:y="0in" svg:width="5.5in" svg:height="0.02083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p>
      <text:p text:style-name="P15">2. Optimize Your Resume with Actionable Metrics</text:p>
      <text:list text:style-name="LFO2" text:continue-numbering="true">
        <text:list-item>
          <text:p text:style-name="P16"><text:span text:style-name="T17">Quantify Your Impact:</text:span></text:p>
          <text:list text:continue-numbering="true">
            <text:list-item>
              <text:p text:style-name="P18">List your top three achievements with specific metrics (e.g., “Increased lab efficiency by 20%”)</text:p>
            </text:list-item>
            <text:list-item>
              <text:p text:style-name="P19">Replace generic statements with precise, measurable results</text:p>
            </text:list-item>
          </text:list>
        </text:list-item>
        <text:list-item>
          <text:p text:style-name="P20"><text:span text:style-name="T21">ATS &amp; Keyword Optimization:</text:span></text:p>
          <text:list text:continue-numbering="true">
            <text:list-item>
              <text:p text:style-name="P22">Incorporate relevant biotech and pharma keywords throughout your resume</text:p>
            </text:list-item>
            <text:list-item>
              <text:p text:style-name="P23">Ensure your format is clean and scannable for both humans and Applicant Tracking Systems</text:p>
            </text:list-item>
          </text:list>
        </text:list-item>
      </text:list>
      <text:p text:style-name="Normal"><draw:custom-shape svg:x="0in" svg:y="0in" svg:width="5.5in" svg:height="0.02083in" draw:z-index="0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p>
      <text:p text:style-name="P24">3. Network Strategically</text:p>
      <text:soft-page-break/>
      <text:list text:style-name="LFO3" text:continue-numbering="true">
        <text:list-item>
          <text:p text:style-name="P25"><text:span text:style-name="T26">Outreach &amp; Engagement:</text:span></text:p>
          <text:list text:continue-numbering="true">
            <text:list-item>
              <text:p text:style-name="P27">Identify 5 industry leaders or potential mentors on LinkedIn</text:p>
            </text:list-item>
            <text:list-item>
              <text:p text:style-name="P28">Personalize connection requests with a brief, tailored message</text:p>
            </text:list-item>
            <text:list-item>
              <text:p text:style-name="P29">Comment meaningfully on their posts and share your insights</text:p>
            </text:list-item>
          </text:list>
        </text:list-item>
        <text:list-item>
          <text:p text:style-name="P30"><text:span text:style-name="T31">Follow-Up:</text:span></text:p>
          <text:list text:continue-numbering="true">
            <text:list-item>
              <text:p text:style-name="P32">Send thank-you messages after initial conversations</text:p>
            </text:list-item>
            <text:list-item>
              <text:p text:style-name="P33">Schedule regular check-ins to nurture these connections</text:p>
            </text:list-item>
          </text:list>
        </text:list-item>
      </text:list>
      <text:p text:style-name="Normal"><draw:custom-shape svg:x="0in" svg:y="0in" svg:width="5.5in" svg:height="0.02083in" draw:z-index="0" draw:id="id3" draw:style-name="a3" draw:name="Horizontal Line 4" text:anchor-type="as-char"><svg:title/><svg:desc/><draw:enhanced-geometry draw:type="non-primitive" svg:viewBox="0 0 21600 21600" draw:enhanced-path="M 0 0 L 21600 0 21600 21600 0 21600 Z N"/></draw:custom-shape></text:p>
      <text:p text:style-name="P34">4. Upskill and Stay Current</text:p>
      <text:list text:style-name="LFO4" text:continue-numbering="true">
        <text:list-item>
          <text:p text:style-name="P35"><text:span text:style-name="T36">Structured Learning:</text:span></text:p>
          <text:list text:continue-numbering="true">
            <text:list-item>
              <text:p text:style-name="P37">Enroll in one targeted course this month (e.g., “AI in Drug Discovery” on Coursera)</text:p>
            </text:list-item>
            <text:list-item>
              <text:p text:style-name="P38">Dedicate at least 2 hours per week for webinars or online tutorials</text:p>
            </text:list-item>
            <text:list-item>
              <text:p text:style-name="P39">Update your LinkedIn profile immediately upon completion of any new certification</text:p>
            </text:list-item>
          </text:list>
        </text:list-item>
        <text:list-item>
          <text:p text:style-name="P40"><text:span text:style-name="T41">Balancing Hard &amp; Soft Skills:</text:span></text:p>
          <text:list text:continue-numbering="true">
            <text:list-item>
              <text:p text:style-name="P42">Identify one soft skill (e.g., leadership, communication) to improve this month</text:p>
            </text:list-item>
            <text:list-item>
              <text:p text:style-name="P43">Look for online resources or workshops specific to that skill</text:p>
            </text:list-item>
          </text:list>
        </text:list-item>
      </text:list>
      <text:p text:style-name="Normal"><draw:custom-shape svg:x="0in" svg:y="0in" svg:width="5.5in" svg:height="0.02083in" draw:z-index="0" draw:id="id4" draw:style-name="a4" draw:name="Horizontal Line 5" text:anchor-type="as-char"><svg:title/><svg:desc/><draw:enhanced-geometry draw:type="non-primitive" svg:viewBox="0 0 21600 21600" draw:enhanced-path="M 0 0 L 21600 0 21600 21600 0 21600 Z N"/></draw:custom-shape></text:p>
      <text:p text:style-name="P44">5. Time Your Job Search</text:p>
      <text:list text:style-name="LFO5" text:continue-numbering="true">
        <text:list-item>
          <text:p text:style-name="P45"><text:span text:style-name="T46">Seasonal Trends:</text:span></text:p>
          <text:list text:continue-numbering="true">
            <text:list-item>
              <text:p text:style-name="P47">Research peak hiring windows (typically Q1 and early fall) in your target biotech sectors</text:p>
            </text:list-item>
            <text:list-item>
              <text:p text:style-name="P48">Prepare and update your application materials ahead of these peak periods</text:p>
            </text:list-item>
          </text:list>
        </text:list-item>
        <text:list-item>
          <text:p text:style-name="P49"><text:span text:style-name="T50">Action Plan Review:</text:span></text:p>
          <text:soft-page-break/>
          <text:list text:continue-numbering="true">
            <text:list-item>
              <text:p text:style-name="P51">Set aside time each week to review and adjust your job search strategy based on market trends</text:p>
            </text:list-item>
          </text:list>
        </text:list-item>
      </text:list>
      <text:p text:style-name="Normal"><draw:custom-shape svg:x="0in" svg:y="0in" svg:width="5.5in" svg:height="0.02083in" draw:z-index="0" draw:id="id5" draw:style-name="a5" draw:name="Horizontal Line 6" text:anchor-type="as-char"><svg:title/><svg:desc/><draw:enhanced-geometry draw:type="non-primitive" svg:viewBox="0 0 21600 21600" draw:enhanced-path="M 0 0 L 21600 0 21600 21600 0 21600 Z N"/></draw:custom-shape></text:p>
      <text:p text:style-name="P52">6. Final Steps</text:p>
      <text:list text:style-name="LFO6" text:continue-numbering="true">
        <text:list-item>
          <text:p text:style-name="P53"><text:span text:style-name="T54">Weekly Progress Check:</text:span></text:p>
          <text:list text:continue-numbering="true">
            <text:list-item>
              <text:p text:style-name="P55">Review your checklist progress every Sunday</text:p>
            </text:list-item>
            <text:list-item>
              <text:p text:style-name="P56">Adjust your goals for the upcoming week as needed</text:p>
            </text:list-item>
          </text:list>
        </text:list-item>
        <text:list-item>
          <text:p text:style-name="P57"><text:span text:style-name="T58">Engage &amp; Share:</text:span></text:p>
          <text:list text:continue-numbering="true">
            <text:list-item>
              <text:p text:style-name="P59">Comment on the LinkedIn article with one change you’re implementing today</text:p>
            </text:list-item>
            <text:list-item>
              <text:p text:style-name="P60">Share your progress and connect with other job seekers for mutual support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ryan Blair</meta:initial-creator>
    <dc:creator>Bryan Blair</dc:creator>
    <meta:creation-date>2025-02-07T20:58:00Z</meta:creation-date>
    <dc:date>2025-02-11T14:30:00Z</dc:date>
    <meta:template xlink:href="Normal" xlink:type="simple"/>
    <meta:editing-cycles>1</meta:editing-cycles>
    <meta:editing-duration>PT240S</meta:editing-duration>
    <meta:user-defined meta:name="GrammarlyDocumentId">fd236950-078d-4fcd-a471-d24b6336b0a4</meta:user-defined>
    <meta:document-statistic meta:page-count="3" meta:paragraph-count="5" meta:word-count="391" meta:character-count="2619" meta:row-count="18" meta:non-whitespace-character-count="2233"/>
  </office:meta>
</office:document-meta>
</file>